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Standard">
      <style:text-properties style:font-name="Times new roman" fo:font-size="12pt" officeooo:rsid="0016a7e1" officeooo:paragraph-rsid="0016a7e1" style:font-size-asian="12pt" style:font-size-complex="12pt"/>
    </style:style>
    <style:style style:name="P3" style:family="paragraph" style:parent-style-name="Standard">
      <style:text-properties style:font-name="Times new roman" fo:font-size="12pt" officeooo:rsid="0016a7e1" officeooo:paragraph-rsid="00185152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6a7e1" officeooo:paragraph-rsid="00185152" style:font-size-asian="12pt" style:font-size-complex="12pt"/>
    </style:style>
    <style:style style:name="P5" style:family="paragraph" style:parent-style-name="Text_20_body">
      <style:text-properties style:font-name="Times new roman" fo:font-size="12pt" officeooo:rsid="0016a7e1" officeooo:paragraph-rsid="0016a7e1" style:font-size-asian="12pt" style:font-size-complex="1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d57c9" style:font-size-asian="12pt" style:font-size-complex="12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85152" officeooo:paragraph-rsid="00185152" style:font-size-asian="12pt" style:font-size-complex="12pt"/>
    </style:style>
    <style:style style:name="T1" style:family="text">
      <style:text-properties officeooo:rsid="00185152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1a9c13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 officeooo:rsid="001a9c13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1a9c13"/>
    </style:style>
    <style:style style:name="T8" style:family="text">
      <style:text-properties officeooo:rsid="001bdce8"/>
    </style:style>
    <style:style style:name="T9" style:family="text">
      <style:text-properties officeooo:rsid="001c07d6"/>
    </style:style>
    <style:style style:name="T10" style:family="text">
      <style:text-properties officeooo:rsid="001c2587"/>
    </style:style>
    <style:style style:name="T11" style:family="text">
      <style:text-properties officeooo:rsid="001d57c9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officeooo:rsid="001de9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6">Objective:- To create a webapp using React Js (compulsory), HTML, CSS, JS, Bootstrap(your choice </text:span><text:span text:style-name="T7">and</text:span><text:span text:style-name="T6"> if needed</text:span><text:span text:style-name="T7">)</text:span><text:span text:style-name="T6">.</text:span></text:p>
      <text:p text:style-name="P6">Note:- You can create replica of the attached image or can make possible changes for improvement.</text:p>
      <text:p text:style-name="P6">Description:- You have to design <text:span text:style-name="T11">a signup/login page and product view page.</text:span></text:p>
      <text:p text:style-name="P6">The first page will be sign up page (as shown in the attached image). In this you have to use validation for every field.</text:p>
      <text:p text:style-name="P8">Some notes:</text:p>
      <text:p text:style-name="P3">1. Validation should be present as shown in <text:span text:style-name="T11">the </text:span>form</text:p>
      <text:p text:style-name="P3">2. After sign up automatica<text:span text:style-name="T8">l</text:span>ly redirect to login page</text:p>
      <text:p text:style-name="P3">3. Reset password page and button to redirect to login/signup page</text:p>
      <text:p text:style-name="P3">4. <text:span text:style-name="T1">S</text:span>tate name list should filter <text:span text:style-name="T9">on </text:span>country selection and city name should fliter on state selection</text:p>
      <text:p text:style-name="P6"><text:span text:style-name="T10">5. </text:span>The <text:span text:style-name="T14">s</text:span>econd page will be product view page in which you have to fetch api data and show it on cards as shown in image.</text:p>
      <text:p text:style-name="P1"><text:span text:style-name="T13">Api to use :- </text:span><text:a xlink:type="simple" xlink:href="https://fakestoreapi.com/products" text:style-name="Internet_20_link" text:visited-style-name="Visited_20_Internet_20_Link"><text:span text:style-name="T13">https://fakestoreapi.com/products</text:span></text:a></text:p>
      <text:p text:style-name="P6"/>
      <text:p text:style-name="P4">6. <text:s/><text:span text:style-name="T1">You have to design </text:span>Add to cart <text:s/><text:span text:style-name="T1">button on every card view of product – it </text:span>should <text:span text:style-name="T1">be </text:span>working <text:s/><text:span text:style-name="T10">and </text:span>– and + <text:span text:style-name="T10">buttons should be there to increase/decrease the quantity.</text:span></text:p>
      <text:p text:style-name="P4"/>
      <text:p text:style-name="P7"><text:span text:style-name="T11">Functionality</text:span>:- </text:p>
      <text:p text:style-name="P7"><text:span text:style-name="T11">F</text:span>irst when the app starts it shows signup form and after filling all the data in the input fields (if it is valid), it directs to <text:span text:style-name="T1">login page and after login, redirect to</text:span> the product view page.</text:p>
      <text:p text:style-name="P6">If entered data is not valid, show validation message <text:span text:style-name="T10">below</text:span> the input box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1:06:09.846382095</meta:creation-date>
    <dc:date>2022-06-30T10:31:17.618950569</dc:date>
    <meta:editing-duration>PT19M59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30" meta:character-count="1303" meta:non-whitespace-character-count="1082"/>
  </office:meta>
</office:document-meta>
</file>